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6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1764in"/>
    </style:style>
    <style:style style:name="co6" style:family="table-column">
      <style:table-column-properties fo:break-before="auto" style:column-width="1.8839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>
      <style:text-properties fo:color="#ff6600"/>
    </style:style>
    <style:style style:name="ce5" style:family="table-cell" style:parent-style-name="Default">
      <style:text-properties fo:color="#ff0000"/>
    </style:style>
  </office:automatic-styles>
  <office:body>
    <office:spreadsheet>
      <table:table table:name="Count" table:style-name="ta1">
        <table:table-column table:style-name="co2" table:default-cell-style-name="Default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4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4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4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5" office:value-type="float" office:value="209565" calcext:value-type="float">
            <text:p>209565</text:p>
          </table:table-cell>
          <table:table-cell/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5" office:value-type="float" office:value="609169" calcext:value-type="float">
            <text:p>609169</text:p>
          </table:table-cell>
          <table:table-cell/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table:style-name="Default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aw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banner_p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site_i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site_domain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site_catego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app_id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app_domai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app_catego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device_id</text:p>
          </table:table-cell>
          <table:table-cell office:value-type="float" office:value="209565" calcext:value-type="float">
            <text:p>2095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device_ip</text:p>
          </table:table-cell>
          <table:table-cell office:value-type="float" office:value="609169" calcext:value-type="float">
            <text:p>6091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device_mode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device_ty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device_conn_ty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]</text:p>
          </table:table-cell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 style:data-style-name="N2" text:time-value="10:12:16.5254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4-12-24T10:57:31.020262000</dc:date>
    <meta:editing-duration>PT15H3M34S</meta:editing-duration>
    <meta:editing-cycles>10</meta:editing-cycles>
    <meta:generator>LibreOffice/4.2.3.3$MacOSX_X86_64 LibreOffice_project/882f8a0a489bc99a9e60c7905a60226254cb6ff0</meta:generator>
    <meta:document-statistic meta:table-count="3" meta:cell-count="166" meta:object-count="0"/>
  </office:meta>
</office:document-meta>
</file>